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15.206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au4" style:family="table">
      <style:table-properties style:width="4.667cm" fo:margin-left="3.38cm" fo:margin-right="2.916cm" table:align="margins"/>
    </style:style>
    <style:style style:name="Tableau4.A" style:family="table-column">
      <style:table-column-properties style:column-width="4.667cm" style:rel-column-width="65535*"/>
    </style:style>
    <style:style style:name="Tableau4.1" style:family="table-row">
      <style:table-row-properties style:min-row-height="0.803cm"/>
    </style:style>
    <style:style style:name="Tableau4.A1" style:family="table-cell">
      <style:table-cell-properties fo:padding="0.097cm" fo:border="0.002cm solid #000000"/>
    </style:style>
    <style:style style:name="Table1" style:family="table">
      <style:table-properties style:width="4.667cm" fo:margin-left="3.38cm" fo:margin-right="2.916cm" table:align="margins"/>
    </style:style>
    <style:style style:name="Table1.A" style:family="table-column">
      <style:table-column-properties style:column-width="4.667cm" style:rel-column-width="65535*"/>
    </style:style>
    <style:style style:name="Table1.1" style:family="table-row">
      <style:table-row-properties style:min-row-height="0.803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9.282cm" fo:margin-left="0.573cm" fo:margin-right="1.108cm" table:align="margins"/>
    </style:style>
    <style:style style:name="Table2.A" style:family="table-column">
      <style:table-column-properties style:column-width="2.263cm" style:rel-column-width="15978*"/>
    </style:style>
    <style:style style:name="Table2.B" style:family="table-column">
      <style:table-column-properties style:column-width="4.249cm" style:rel-column-width="30002*"/>
    </style:style>
    <style:style style:name="Table2.C" style:family="table-column">
      <style:table-column-properties style:column-width="2.769cm" style:rel-column-width="19555*"/>
    </style:style>
    <style:style style:name="Table2.1" style:family="table-row">
      <style:table-row-properties style:min-row-height="1.06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4.064cm" fo:margin-left="0.088cm" fo:margin-right="-0.097cm" table:align="margins"/>
    </style:style>
    <style:style style:name="Table3.A" style:family="table-column">
      <style:table-column-properties style:column-width="4.064cm" style:rel-column-width="65535*"/>
    </style:style>
    <style:style style:name="Table3.1" style:family="table-row">
      <style:table-row-properties style:min-row-height="1.593cm"/>
    </style:style>
    <style:style style:name="Table3.A1" style:family="table-cell">
      <style:table-cell-properties fo:padding="0.097cm" fo:border="0.002cm solid #000000"/>
    </style:style>
    <style:style style:name="Table5" style:family="table">
      <style:table-properties style:width="1.893cm" fo:margin-left="0.688cm" fo:margin-right="-0.004cm" table:align="margins"/>
    </style:style>
    <style:style style:name="Table5.A" style:family="table-column">
      <style:table-column-properties style:column-width="1.893cm" style:rel-column-width="65535*"/>
    </style:style>
    <style:style style:name="Table5.A1" style:family="table-cell">
      <style:table-cell-properties fo:padding="0.097cm" fo:border="0.002cm solid #000000"/>
    </style:style>
    <style:style style:name="Table8" style:family="table">
      <style:table-properties style:width="4.667cm" fo:margin-left="3.38cm" fo:margin-right="2.916cm" table:align="margins"/>
    </style:style>
    <style:style style:name="Table8.A" style:family="table-column">
      <style:table-column-properties style:column-width="4.667cm" style:rel-column-width="65535*"/>
    </style:style>
    <style:style style:name="Table8.1" style:family="table-row">
      <style:table-row-properties style:min-row-height="0.803cm"/>
    </style:style>
    <style:style style:name="Table8.A1" style:family="table-cell">
      <style:table-cell-properties fo:padding="0.097cm" fo:border="0.002cm solid #000000"/>
    </style:style>
    <style:style style:name="Table4" style:family="table">
      <style:table-properties style:width="9.331cm" fo:margin-left="0.526cm" fo:margin-right="1.106cm" table:align="margins"/>
    </style:style>
    <style:style style:name="Table4.A" style:family="table-column">
      <style:table-column-properties style:column-width="2.332cm" style:rel-column-width="16377*"/>
    </style:style>
    <style:style style:name="Table4.B" style:family="table-column">
      <style:table-column-properties style:column-width="4.226cm" style:rel-column-width="29682*"/>
    </style:style>
    <style:style style:name="Table4.C" style:family="table-column">
      <style:table-column-properties style:column-width="2.773cm" style:rel-column-width="19476*"/>
    </style:style>
    <style:style style:name="Table4.1" style:family="table-row">
      <style:table-row-properties style:min-row-height="1.06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4.041cm" fo:margin-left="0.088cm" fo:margin-right="-0.097cm" table:align="margins"/>
    </style:style>
    <style:style style:name="Table6.A" style:family="table-column">
      <style:table-column-properties style:column-width="4.041cm" style:rel-column-width="65535*"/>
    </style:style>
    <style:style style:name="Table6.1" style:family="table-row">
      <style:table-row-properties style:min-row-height="1.593cm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.896cm" fo:margin-left="0.688cm" fo:margin-right="-0.004cm" table:align="margins"/>
    </style:style>
    <style:style style:name="Table7.A" style:family="table-column">
      <style:table-column-properties style:column-width="1.896cm" style:rel-column-width="65535*"/>
    </style:style>
    <style:style style:name="Table7.A1" style:family="table-cell">
      <style:table-cell-properties fo:padding="0.097cm" fo:border="0.002cm solid #000000"/>
    </style:style>
    <style:style style:name="Tableau3" style:family="table">
      <style:table-properties style:width="4.667cm" fo:margin-left="3.38cm" fo:margin-right="2.916cm" table:align="margins"/>
    </style:style>
    <style:style style:name="Tableau3.A" style:family="table-column">
      <style:table-column-properties style:column-width="4.667cm" style:rel-column-width="65535*"/>
    </style:style>
    <style:style style:name="Tableau3.1" style:family="table-row">
      <style:table-row-properties style:min-row-height="0.803cm"/>
    </style:style>
    <style:style style:name="Tableau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text-properties style:font-name="DejaVu Serif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Mono" fo:font-size="10pt" style:text-underline-style="none" style:font-size-asian="10pt" style:font-size-complex="10pt"/>
    </style:style>
    <style:style style:name="T1" style:family="text">
      <style:text-properties style:font-name="DejaVu Serif"/>
    </style:style>
    <style:style style:name="T2" style:family="text">
      <style:text-properties style:font-name="DejaVu Serif" style:text-underline-style="solid" style:text-underline-width="auto" style:text-underline-color="font-color"/>
    </style:style>
    <style:style style:name="T3" style:family="text">
      <style:text-properties style:font-name="DejaVu Serif" style:text-underline-style="none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>Nouveau numéro periodique</text:p>
          </table:table-cell>
        </table:table-row>
        <table:table-row table:style-name="Tableau1.2">
          <table:table-cell table:style-name="Tableau1.A2" office:value-type="string">
            <text:p text:style-name="P2"/>
            <text:p text:style-name="P2">Numero ISSN : <text:span text:style-name="T5">0395-2037</text:span><text:span text:style-name="T4"> *</text:span></text:p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echercher</text:p>
                </table:table-cell>
              </table:table-row>
            </table:table>
            <text:p text:style-name="P9">---------------------------------------------------</text:p>
            <text:p text:style-name="P4"/>
            <text:p text:style-name="P4">Nom périodique : <text:span text:style-name="T4"><text:s/>Le monde</text:span></text:p>
            <text:p text:style-name="P5"/>
            <text:p text:style-name="P4"><text:span text:style-name="T4">Numéro de parution : </text:span><text:span text:style-name="T5">25112008</text:span><text:span text:style-name="T4"> *</text:span></text:p>
            <text:p text:style-name="P2"/>
            <table:table table:name="Tableau4" table:style-name="Tableau4">
              <table:table-column table:style-name="Tableau4.A"/>
              <table:table-row table:style-name="Tableau4.1">
                <table:table-cell table:style-name="Tableau4.A1" office:value-type="string">
                  <text:p text:style-name="P3">Valider</text:p>
                </table:table-cell>
              </table:table-row>
            </table:table>
            <text:p text:style-name="P9">---------------------------------------------------</text:p>
            <text:p text:style-name="P6"/>
            <text:p text:style-name="P4"><text:span text:style-name="T4">Titre de l’article : </text:span><text:span text:style-name="T5">OpenBSD 4.4</text:span><text:span text:style-name="T4"> *</text:span></text:p>
            <text:p text:style-name="P5"/>
            <text:p text:style-name="P4"><text:span text:style-name="T4">Numéro de page : </text:span><text:span text:style-name="T5">14</text:span><text:span text:style-name="T4"> *</text:span></text:p>
            <text:p text:style-name="P4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3">Valider</text:p>
                </table:table-cell>
              </table:table-row>
            </table:table>
            <text:p text:style-name="P10">---------------------------------------------------</text:p>
            <text:p text:style-name="P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5">Auteur(s) :</text:p>
                </table:table-cell>
                <table:table-cell table:style-name="Table2.A1" office:value-type="string">
                  <table:table table:name="Table3" table:style-name="Table3">
                    <table:table-column table:style-name="Table3.A"/>
                    <table:table-row table:style-name="Table3.1">
                      <table:table-cell table:style-name="Table3.A1" office:value-type="string">
                        <text:p text:style-name="P7">Theo de raadt<text:span text:style-name="T4">*</text:span></text:p>
                        <text:p text:style-name="P5">Linus Torvald</text:p>
                        <text:p text:style-name="P5">Pierre Paul</text:p>
                      </table:table-cell>
                    </table:table-row>
                  </table:table>
                  <text:p text:style-name="P1"/>
                </table:table-cell>
                <table:table-cell table:style-name="Table2.A1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3">Ajouter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P3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3">Valider</text:p>
                </table:table-cell>
              </table:table-row>
            </table:table>
            <text:p text:style-name="P10">---------------------------------------------------</text:p>
            <text:p text:style-name="P5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5">Mots clé(s):</text:p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P7">Unix<text:span text:style-name="T4">*</text:span></text:p>
                        <text:p text:style-name="P5">OpenBSD</text:p>
                        <text:p text:style-name="P5">Système, Informatique</text:p>
                      </table:table-cell>
                    </table:table-row>
                  </table:table>
                  <text:p text:style-name="P1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3">Ajouter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P3"/>
            <table:table table:name="Tableau3" table:style-name="Tableau3">
              <table:table-column table:style-name="Tableau3.A"/>
              <table:table-row table:style-name="Tableau3.1">
                <table:table-cell table:style-name="Tableau3.A1" office:value-type="string">
                  <text:p text:style-name="P3">Valider</text:p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1-27T15:28:50</dc:date>
    <meta:editing-cycles>38</meta:editing-cycles>
    <meta:editing-duration>PT1H19M57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1" meta:paragraph-count="25" meta:word-count="47" meta:character-count="512"/>
  </office:meta>
</office:document-meta>
</file>